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0efd4" draw:fill="solid" draw:fill-color="#8bc34a" draw:textarea-horizontal-align="justify" draw:textarea-vertical-align="middle" draw:auto-grow-height="false" fo:min-height="6.354cm" fo:min-width="7.988cm" draw:shadow="hidden"/>
    </style:style>
    <style:style style:name="gr2" style:family="graphic" style:parent-style-name="standard">
      <style:graphic-properties svg:stroke-color="#e0efd4" draw:fill-color="#8bc34a" draw:textarea-horizontal-align="justify" draw:textarea-vertical-align="middle" draw:auto-grow-height="false" fo:min-height="4.998cm" fo:min-width="3.568cm"/>
    </style:style>
    <style:style style:name="gr3" style:family="graphic" style:parent-style-name="standard">
      <style:graphic-properties svg:stroke-width="0.106cm" svg:stroke-color="#8bc34a" draw:marker-start-width="0.358cm" draw:marker-end="Arrow" draw:marker-end-width="0.358cm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8bc34a" draw:marker-start-width="0.358cm" draw:marker-end-width="0.358cm" draw:fill="none" draw:textarea-vertical-align="middle" draw:auto-grow-height="false" fo:min-height="5.64cm" fo:min-width="4.336cm" fo:padding-top="0.177cm" fo:padding-bottom="0.177cm" fo:padding-left="0.302cm" fo:padding-right="0.302cm"/>
    </style:style>
    <style:style style:name="gr5" style:family="graphic" style:parent-style-name="standard">
      <style:graphic-properties svg:stroke-color="#e0efd4" draw:fill-color="#8bc34a" draw:textarea-horizontal-align="justify" draw:textarea-vertical-align="middle" draw:auto-grow-height="false" fo:min-height="2.99cm" fo:min-width="3.629cm"/>
    </style:style>
    <style:style style:name="gr6" style:family="graphic" style:parent-style-name="standard">
      <style:graphic-properties svg:stroke-width="0.106cm" svg:stroke-color="#8bc34a" draw:marker-start-width="0.358cm" draw:marker-end="" draw:marker-end-width="0.358cm" draw:textarea-vertical-align="middle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8bc34a"/>
      <style:paragraph-properties fo:text-align="center"/>
      <style:text-properties fo:color="#fffbcc" fo:font-size="32pt" style:font-size-asian="32pt" style:font-size-complex="32pt"/>
    </style:style>
    <style:style style:name="P3" style:family="paragraph">
      <loext:graphic-properties draw:fill-color="#8bc34a"/>
      <style:paragraph-properties fo:text-align="center"/>
      <style:text-properties fo:color="#fffbcc" fo:font-size="18pt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fo:font-size="26pt" style:font-size-asian="26pt" style:font-size-complex="26pt"/>
    </style:style>
    <style:style style:name="P5" style:family="paragraph">
      <style:paragraph-properties fo:text-align="center"/>
      <style:text-properties fo:color="#ffffff"/>
    </style:style>
    <style:style style:name="P6" style:family="paragraph">
      <loext:graphic-properties draw:fill-color="#8bc34a"/>
      <style:paragraph-properties fo:text-align="center"/>
      <style:text-properties fo:color="#ffffff"/>
    </style:style>
    <style:style style:name="T1" style:family="text">
      <style:text-properties fo:color="#fffbcc" fo:font-size="32pt" style:font-size-asian="32pt" style:font-size-complex="32pt"/>
    </style:style>
    <style:style style:name="T2" style:family="text">
      <style:text-properties fo:color="#fffbcc" fo:font-size="18pt" style:font-size-asian="18pt" style:font-size-complex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8.488cm" svg:height="6.604cm" svg:x="9.37cm" svg:y="7.223cm">
          <text:p text:style-name="P1"><text:span text:style-name="T1">Benchmark</text:span></text:p>
          <text:p text:style-name="P1"><text:span text:style-name="T1">Gener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5.424cm" svg:height="6.604cm" svg:x="1cm" svg:y="10.123cm">
          <text:p text:style-name="P1"><text:span text:style-name="T2"/></text:p>
          <text:p text:style-name="P1"><text:span text:style-name="T2">Benchmark</text:span></text:p>
          <text:p text:style-name="P1"><text:span text:style-name="T2">--------------</text:span></text:p>
          <text:p text:style-name="P1"><text:span text:style-name="T2">Arguments</text:span></text:p>
          <text:p text:style-name="P1"><text:span text:style-name="T2">Pattern</text:span></text:p>
          <text:p text:style-name="P1"><text:span text:style-name="T2">Resources</text:span></text:p>
          <text:p text:style-name="P1"><text:span text:style-name="T2">Mappings</text:span></text:p>
          <text:p text:style-name="P1"><text:span text:style-name="T2">...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3" draw:text-style-name="P1" xml:id="id5" draw:id="id5" draw:layer="layout" svg:x1="6.424cm" svg:y1="13.425cm" svg:x2="9.37cm" svg:y2="10.525cm" draw:start-shape="id1" draw:start-glue-point="1" draw:end-shape="id2" draw:end-glue-point="3" svg:d="M6424 13425h1474v-2900h1472" svg:viewBox="0 0 2947 2901">
          <text:p/>
        </draw:connector>
        <draw:custom-shape draw:style-name="gr4" draw:text-style-name="P4" xml:id="id3" draw:id="id3" draw:layer="layout" svg:width="6.35cm" svg:height="6.346cm" svg:x="20.431cm" svg:y="7.35cm">
          <text:p text:style-name="P1"><text:span text:style-name="T3">Executable</text:span></text:p>
          <text:p text:style-name="P1"><text:span text:style-name="T3">Command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onnector draw:style-name="gr3" draw:text-style-name="P1" draw:layer="layout" svg:x1="17.858cm" svg:y1="10.525cm" svg:x2="20.431cm" svg:y2="10.523cm" draw:start-shape="id2" draw:start-glue-point="1" draw:end-shape="id3" draw:end-glue-point="5" svg:d="M17858 10525h1261v-2h1312" svg:viewBox="0 0 2574 3">
          <text:p/>
        </draw:connector>
        <draw:custom-shape draw:style-name="gr5" draw:text-style-name="P6" xml:id="id4" draw:id="id4" draw:layer="layout" svg:width="5.207cm" svg:height="4.318cm" svg:x="1cm" svg:y="5.17cm">
          <text:p text:style-name="P5"><text:span text:style-name="T4">Sampled</text:span></text:p>
          <text:p text:style-name="P5"><text:span text:style-name="T4">Configs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6" draw:text-style-name="P1" draw:layer="layout" svg:x1="6.207cm" svg:y1="7.329cm" svg:x2="7.898cm" svg:y2="11.975cm" draw:start-shape="id4" draw:start-glue-point="1" draw:end-shape="id5" draw:end-glue-point="0" svg:d="M6207 7329h1691v4646" svg:viewBox="0 0 1692 464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5T10:13:34.545784083</meta:creation-date>
    <dc:date>2019-03-27T13:22:29.896256467</dc:date>
    <meta:editing-duration>PT4H40M11S</meta:editing-duration>
    <meta:editing-cycles>5</meta:editing-cycles>
    <meta:generator>LibreOffice/6.0.7.3$Linux_X86_64 LibreOffice_project/00m0$Build-3</meta:generator>
    <meta:document-statistic meta:object-count="7"/>
  </office:meta>
</office:document-meta>
</file>